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 style:list-style-name="L4">
      <style:graphic-properties fo:min-height="11.929cm"/>
    </style:style>
    <style:style style:name="co1" style:family="table-column">
      <style:table-column-properties style:column-width="4.363cm" style:use-optimal-column-width="false"/>
    </style:style>
    <style:style style:name="co2" style:family="table-column">
      <style:table-column-properties style:column-width="1.609cm" style:use-optimal-column-width="false"/>
    </style:style>
    <style:style style:name="co3" style:family="table-column">
      <style:table-column-properties style:column-width="1.426cm" style:use-optimal-column-width="false"/>
    </style:style>
    <style:style style:name="co4" style:family="table-column">
      <style:table-column-properties style:column-width="1.284cm" style:use-optimal-column-width="false"/>
    </style:style>
    <style:style style:name="co5" style:family="table-column">
      <style:table-column-properties style:column-width="2.782cm" style:use-optimal-column-width="false"/>
    </style:style>
    <style:style style:name="co6" style:family="table-column">
      <style:table-column-properties style:column-width="1.645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1.614cm" style:use-optimal-column-width="false"/>
    </style:style>
    <style:style style:name="co9" style:family="table-column">
      <style:table-column-properties style:column-width="1.269cm" style:use-optimal-column-width="false"/>
    </style:style>
    <style:style style:name="co10" style:family="table-column">
      <style:table-column-properties style:column-width="1.27cm" style:use-optimal-column-width="false"/>
    </style:style>
    <style:style style:name="co11" style:family="table-column">
      <style:table-column-properties style:column-width="1.311cm" style:use-optimal-column-width="false"/>
    </style:style>
    <style:style style:name="co12" style:family="table-column">
      <style:table-column-properties style:column-width="1.764cm" style:use-optimal-column-width="false"/>
    </style:style>
    <style:style style:name="co13" style:family="table-column">
      <style:table-column-properties style:column-width="1.347cm" style:use-optimal-column-width="false"/>
    </style:style>
    <style:style style:name="co14" style:family="table-column">
      <style:table-column-properties style:column-width="1.349cm" style:use-optimal-column-width="false"/>
    </style:style>
    <style:style style:name="co15" style:family="table-column">
      <style:table-column-properties style:column-width="1.591cm" style:use-optimal-column-width="false"/>
    </style:style>
    <style:style style:name="co16" style:family="table-column">
      <style:table-column-properties style:column-width="1.592cm" style:use-optimal-column-width="false"/>
    </style:style>
    <style:style style:name="co17" style:family="table-column">
      <style:table-column-properties style:column-width="1.493cm" style:use-optimal-column-width="false"/>
    </style:style>
    <style:style style:name="co18" style:family="table-column">
      <style:table-column-properties style:column-width="1.486cm" style:use-optimal-column-width="false"/>
    </style:style>
    <style:style style:name="co19" style:family="table-column">
      <style:table-column-properties style:column-width="5.299cm" style:use-optimal-column-width="false"/>
    </style:style>
    <style:style style:name="co20" style:family="table-column">
      <style:table-column-properties style:column-width="5.309cm" style:use-optimal-column-width="false"/>
    </style:style>
    <style:style style:name="co21" style:family="table-column">
      <style:table-column-properties style:column-width="4.699cm" style:use-optimal-column-width="false"/>
    </style:style>
    <style:style style:name="co22" style:family="table-column">
      <style:table-column-properties style:column-width="4.701cm" style:use-optimal-column-width="false"/>
    </style:style>
    <style:style style:name="co23" style:family="table-column">
      <style:table-column-properties style:column-width="5.776cm" style:use-optimal-column-width="false"/>
    </style:style>
    <style:style style:name="co24" style:family="table-column">
      <style:table-column-properties style:column-width="5.78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53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674cm"/>
    </style:style>
    <style:style style:name="ro5" style:family="table-row">
      <style:table-row-properties style:row-height="1.676cm"/>
    </style:style>
    <style:style style:name="ro6" style:family="table-row">
      <style:table-row-properties style:row-height="1.399cm"/>
    </style:style>
    <style:style style:name="ro7" style:family="table-row">
      <style:table-row-properties style:row-height="1.4cm"/>
    </style:style>
    <style:style style:name="ro8" style:family="table-row">
      <style:table-row-properties style:row-height="1.402cm"/>
    </style:style>
    <style:style style:name="ro9" style:family="table-row">
      <style:table-row-properties style:row-height="0.06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color="#000000" fo:font-size="18pt"/>
    </style:style>
    <style:style style:name="ce6" style:family="table-cell">
      <style:graphic-properties style:repeat="repeat"/>
      <style:paragraph-properties fo:text-align="center"/>
      <style:text-properties fo:color="#ff3333" fo:font-size="18pt"/>
    </style:style>
    <style:style style:name="ce7" style:family="table-cell">
      <style:graphic-properties style:repeat="repeat"/>
      <style:paragraph-properties fo:text-align="center"/>
      <style:text-properties fo:color="#579d1c" fo:font-size="18pt"/>
    </style:style>
    <style:style style:name="ce8" style:family="table-cell">
      <style:graphic-properties style:repeat="repeat"/>
      <style:paragraph-properties fo:text-align="center"/>
      <style:text-properties fo:color="#ff3333"/>
    </style:style>
    <style:style style:name="ce9" style:family="table-cell">
      <style:graphic-properties style:repeat="repeat"/>
      <style:paragraph-properties fo:text-align="center"/>
      <style:text-properties fo:color="#579d1c"/>
    </style:style>
    <style:style style:name="ce10" style:family="table-cell">
      <style:graphic-properties style:repeat="repeat"/>
      <style:paragraph-properties fo:text-align="center"/>
      <style:text-properties fo:color="#ffd320"/>
    </style:style>
    <style:style style:name="ce11" style:family="table-cell">
      <style:graphic-properties style:repeat="repeat"/>
      <style:text-properties fo:color="#579d1c"/>
    </style:style>
    <style:style style:name="ce12" style:family="table-cell">
      <style:graphic-properties style:repeat="repeat"/>
      <style:text-properties fo:color="#ff3333"/>
    </style:style>
    <style:style style:name="ce13" style:family="table-cell">
      <style:graphic-properties style:repeat="repeat"/>
      <style:text-properties fo:color="#ffd320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ize="18pt"/>
    </style:style>
    <style:style style:name="T4" style:family="text">
      <style:text-properties fo:color="#ff3333" fo:font-size="18pt"/>
    </style:style>
    <style:style style:name="T5" style:family="text">
      <style:text-properties fo:color="#579d1c" fo:font-size="18pt"/>
    </style:style>
    <style:style style:name="T6" style:family="text">
      <style:text-properties fo:font-size="18pt"/>
    </style:style>
    <style:style style:name="T7" style:family="text">
      <style:text-properties fo:color="#579d1c"/>
    </style:style>
    <style:style style:name="T8" style:family="text">
      <style:text-properties fo:color="#ffd320"/>
    </style:style>
    <style:style style:name="T9" style:family="text">
      <style:text-properties fo:color="#ff333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ngel R. Perez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sics: Concepts</text:p>
          </draw:text-box>
        </draw:frame>
        <draw:frame presentation:style-name="pr5" draw:layer="layout" svg:width="25.2cm" svg:height="2.808cm" svg:x="0.962cm" svg:y="5.066cm" presentation:class="outline" presentation:user-transformed="true">
          <draw:text-box>
            <text:list text:style-name="L2">
              <text:list-item>
                <text:p><text:span text:style-name="T1">Array:</text:span> a collection of elements, each identified by an index or key. <text:span text:style-name="T2">In a computer is represented as consecutive memory addresses</text:span></text:p>
              </text:list-item>
            </text:list>
          </draw:text-box>
        </draw:frame>
        <draw:frame draw:style-name="standard" draw:layer="layout" svg:width="13.108cm" svg:height="2.915cm" svg:x="6.669cm" svg:y="8.2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">Zero-Index</text:span>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...</text:p>
              </table:table-cell>
              <table:table-cell>
                <text:p text:style-name="P1">N-1</text:p>
              </table:table-cell>
            </table:table-row>
            <table:table-row table:style-name="ro1" table:default-cell-style-name="ce2">
              <table:table-cell table:style-name="ce3">
                <text:p text:style-name="P1"><text:span text:style-name="T1">One-Index</text:span></text:p>
              </table:table-cell>
              <table:table-cell>
                <text:p text:style-name="P1">1</text:p>
              </table:table-cell>
              <table:table-cell>
                <text:p text:style-name="P1">2 </text:p>
              </table:table-cell>
              <table:table-cell>
                <text:p text:style-name="P1">3</text:p>
              </table:table-cell>
              <table:table-cell>
                <text:p text:style-name="P1">...</text:p>
              </table:table-cell>
              <table:table-cell>
                <text:p text:style-name="P1">N</text:p>
              </table:table-cell>
            </table:table-row>
            <table:table-row table:style-name="ro1" table:default-cell-style-name="ce2">
              <table:table-cell table:style-name="ce3">
                <text:p text:style-name="P1"><text:span text:style-name="T1">Values</text:span></text:p>
              </table:table-cell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...</text:p>
              </table:table-cell>
              <table:table-cell>
                <text:p text:style-name="P1">Z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2cm" svg:height="2.286cm" svg:x="1.016cm" svg:y="11.938cm" presentation:class="outline" presentation:user-transformed="true">
          <draw:text-box>
            <text:list text:style-name="L2">
              <text:list-item>
                <text:p><text:span text:style-name="T1">Vector:</text:span> one-dimensional array</text:p>
              </text:list-item>
              <text:list-item>
                <text:p><text:span text:style-name="T1">Matrix:</text:span> multi-dimensional array</text:p>
              </text:list-item>
            </text:list>
          </draw:text-box>
        </draw:frame>
        <draw:frame draw:style-name="standard" draw:layer="layout" svg:width="10.608cm" svg:height="1.052cm" svg:x="0.987cm" svg:y="16.07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...</text:p>
              </table:table-cell>
              <table:table-cell>
                <text:p>Z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076cm" svg:height="2.915cm" svg:x="12.472cm" svg:y="15.14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76cm" svg:height="2.915cm" svg:x="21.43cm" svg:y="13.32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7cm" svg:height="2.915cm" svg:x="20.022cm" svg:y="14.65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076cm" svg:height="2.915cm" svg:x="18.458cm" svg:y="15.92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sics: Compact Layout</text:p>
          </draw:text-box>
        </draw:frame>
        <draw:frame draw:style-name="standard" draw:layer="layout" svg:width="5.291cm" svg:height="5.023cm" svg:x="4.377cm" svg:y="5.97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row table:style-name="ro4" table:default-cell-style-name="ce5">
              <table:table-cell>
                <text:p text:style-name="P1"><text:span text:style-name="T3">1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5">7</text:span></text:p>
              </table:table-cell>
              <table:table-cell>
                <text:p text:style-name="P1"><text:span text:style-name="T5">8</text:span></text:p>
              </table:table-cell>
              <table:table-cell>
                <text:p text:style-name="P1"><text:span text:style-name="T5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124cm" svg:height="0.971cm" svg:x="11.618cm" svg:y="6.984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4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  <table:table-cell table:style-name="ce6">
                <text:p text:style-name="P1"><text:span text:style-name="T4">4</text:span></text:p>
              </table:table-cell>
              <table:table-cell table:style-name="ce6">
                <text:p text:style-name="P1"><text:span text:style-name="T4">5</text:span></text:p>
              </table:table-cell>
              <table:table-cell table:style-name="ce6">
                <text:p text:style-name="P1"><text:span text:style-name="T4">6</text:span></text:p>
              </table:table-cell>
              <table:table-cell table:style-name="ce7">
                <text:p text:style-name="P1"><text:span text:style-name="T5">7</text:span></text:p>
              </table:table-cell>
              <table:table-cell table:style-name="ce7">
                <text:p text:style-name="P1"><text:span text:style-name="T5">8</text:span></text:p>
              </table:table-cell>
              <table:table-cell table:style-name="ce7">
                <text:p text:style-name="P1"><text:span text:style-name="T5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124cm" svg:height="0.971cm" svg:x="11.608cm" svg:y="9.90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2">
              <table:table-cell>
                <text:p text:style-name="P1"><text:span text:style-name="T6">1</text:span></text:p>
              </table:table-cell>
              <table:table-cell table:style-name="ce8">
                <text:p text:style-name="P1"><text:span text:style-name="T4">4</text:span></text:p>
              </table:table-cell>
              <table:table-cell table:style-name="ce9">
                <text:p text:style-name="P1"><text:span text:style-name="T5">7</text:span></text:p>
              </table:table-cell>
              <table:table-cell>
                <text:p text:style-name="P1"><text:span text:style-name="T6">2</text:span></text:p>
              </table:table-cell>
              <table:table-cell table:style-name="ce8">
                <text:p text:style-name="P1"><text:span text:style-name="T4">5</text:span></text:p>
              </table:table-cell>
              <table:table-cell table:style-name="ce9">
                <text:p text:style-name="P1"><text:span text:style-name="T5">8</text:span></text:p>
              </table:table-cell>
              <table:table-cell>
                <text:p text:style-name="P1"><text:span text:style-name="T6">3</text:span></text:p>
              </table:table-cell>
              <table:table-cell table:style-name="ce8">
                <text:p text:style-name="P1"><text:span text:style-name="T4">6</text:span></text:p>
              </table:table-cell>
              <table:table-cell table:style-name="ce9">
                <text:p text:style-name="P1"><text:span text:style-name="T5">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2" draw:layer="layout" svg:width="6.839cm" svg:height="0.963cm" svg:x="11.473cm" svg:y="5.965cm">
          <draw:text-box>
            <text:p><text:span text:style-name="T1">Row-Major order</text:span></text:p>
          </draw:text-box>
        </draw:frame>
        <draw:frame draw:style-name="gr2" draw:text-style-name="P2" draw:layer="layout" svg:width="7.366cm" svg:height="0.963cm" svg:x="11.508cm" svg:y="8.984cm">
          <draw:text-box>
            <text:p><text:span text:style-name="T1">Column-Major order</text:span></text:p>
          </draw:text-box>
        </draw:frame>
        <draw:frame draw:style-name="standard" draw:layer="layout" svg:width="3.181cm" svg:height="2.798cm" svg:x="6.671cm" svg:y="13.295cm">
          <table:table table:template-name="default" table:use-first-row-styles="true" table:use-banding-rows-styles="true">
            <table:table-column table:style-name="co15"/>
            <table:table-column table:style-name="co15"/>
            <table:table-row table:style-name="ro6" table:default-cell-style-name="ce9">
              <table:table-cell>
                <text:p text:style-name="P1"><text:span text:style-name="T7">5</text:span></text:p>
              </table:table-cell>
              <table:table-cell>
                <text:p text:style-name="P1"><text:span text:style-name="T7">6</text:span></text:p>
              </table:table-cell>
            </table:table-row>
            <table:table-row table:style-name="ro7" table:default-cell-style-name="ce10">
              <table:table-cell>
                <text:p text:style-name="P1"><text:span text:style-name="T8">7</text:span></text:p>
              </table:table-cell>
              <table:table-cell>
                <text:p text:style-name="P1"><text:span text:style-name="T8">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183cm" svg:height="2.8cm" svg:x="4.178cm" svg:y="15.165cm">
          <table:table table:template-name="default" table:use-first-row-styles="true" table:use-banding-rows-styles="true">
            <table:table-column table:style-name="co16"/>
            <table:table-column table:style-name="co16"/>
            <table:table-row table:style-name="ro6" table:default-cell-style-name="ce2"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  <table:table-row table:style-name="ro8" table:default-cell-style-name="ce8">
              <table:table-cell>
                <text:p text:style-name="P1"><text:span text:style-name="T9">3</text:span></text:p>
              </table:table-cell>
              <table:table-cell>
                <text:p text:style-name="P1"><text:span text:style-name="T9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936cm" svg:height="0.971cm" svg:x="11.738cm" svg:y="14.93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3" table:default-cell-style-name="ce11">
              <table:table-cell table:style-name="ce4">
                <text:p text:style-name="P1">1</text:p>
              </table:table-cell>
              <table:table-cell>
                <text:p text:style-name="P1"><text:span text:style-name="T7">5</text:span></text:p>
              </table:table-cell>
              <table:table-cell table:style-name="ce4">
                <text:p text:style-name="P1">2</text:p>
              </table:table-cell>
              <table:table-cell>
                <text:p text:style-name="P1"><text:span text:style-name="T7">6</text:span></text:p>
              </table:table-cell>
              <table:table-cell table:style-name="ce12">
                <text:p text:style-name="P1"><text:span text:style-name="T9">3</text:span></text:p>
              </table:table-cell>
              <table:table-cell table:style-name="ce13">
                <text:p text:style-name="P1"><text:span text:style-name="T8">7</text:span></text:p>
              </table:table-cell>
              <table:table-cell table:style-name="ce12">
                <text:p text:style-name="P1"><text:span text:style-name="T9">4</text:span></text:p>
              </table:table-cell>
              <table:table-cell table:style-name="ce13">
                <text:p text:style-name="P1"><text:span text:style-name="T8">8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" draw:text-style-name="P2" draw:layer="layout" svg:width="6.839cm" svg:height="0.963cm" svg:x="11.647cm" svg:y="13.97cm">
          <draw:text-box>
            <text:p><text:span text:style-name="T1">Row-Major ord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asics: Addressing</text:p>
          </draw:text-box>
        </draw:frame>
        <draw:frame draw:style-name="standard" draw:layer="layout" svg:width="10.608cm" svg:height="0.971cm" svg:x="1.49cm" svg:y="6.21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9" table:default-cell-style-name="ce4"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>D</text:p>
              </table:table-cell>
              <table:table-cell>
                <text:p text:style-name="P1">...</text:p>
              </table:table-cell>
              <table:table-cell>
                <text:p text:style-name="P1">Z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075cm" svg:height="2.915cm" svg:x="4.289cm" svg:y="8.79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1" table:default-cell-style-name="ce4">
              <table:table-cell>
                <text:p text:style-name="P1">A</text:p>
              </table:table-cell>
              <table:table-cell>
                <text:p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</table:table-row>
            <table:table-row table:style-name="ro3" table:default-cell-style-name="ce4">
              <table:table-cell>
                <text:p text:style-name="P1">E</text:p>
              </table:table-cell>
              <table:table-cell>
                <text:p text:style-name="P1">F</text:p>
              </table:table-cell>
              <table:table-cell>
                <text:p text:style-name="P1">G</text:p>
              </table:table-cell>
              <table:table-cell>
                <text:p text:style-name="P1">H</text:p>
              </table:table-cell>
            </table:table-row>
            <table:table-row table:style-name="ro3" table:default-cell-style-name="ce4">
              <table:table-cell>
                <text:p text:style-name="P1">I</text:p>
              </table:table-cell>
              <table:table-cell>
                <text:p text:style-name="P1">J</text:p>
              </table:table-cell>
              <table:table-cell>
                <text:p text:style-name="P1">K</text:p>
              </table:table-cell>
              <table:table-cell>
                <text:p text:style-name="P1">L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076cm" svg:height="2.915cm" svg:x="5.084cm" svg:y="12.80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117cm" svg:height="2.915cm" svg:x="3.676cm" svg:y="14.13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K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076cm" svg:height="2.915cm" svg:x="2.112cm" svg:y="15.40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4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3" table:default-cell-style-name="ce4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3" table:default-cell-style-name="ce4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5" draw:layer="layout" svg:width="12.7cm" svg:height="2.808cm" svg:x="13.016cm" svg:y="5.296cm" presentation:class="outline" presentation:user-transformed="true">
          <draw:text-box>
            <text:list text:style-name="L2">
              <text:list-item>
                <text:p><text:span text:style-name="T1">char A1[N]</text:span></text:p>
                <text:list>
                  <text:list-item>
                    <text:p><text:span text:style-name="T10">A1[i] | 0 &lt; i &lt; N</text:span></text:p>
                  </text:list-item>
                  <text:list-item>
                    <text:p>ADDR = B + (i * S)</text:p>
                  </text:list-item>
                </text:list>
              </text:list-item>
            </text:list>
          </draw:text-box>
        </draw:frame>
        <draw:frame presentation:style-name="pr5" draw:layer="layout" svg:width="12.7cm" svg:height="2.808cm" svg:x="13.116cm" svg:y="8.946cm" presentation:class="outline" presentation:user-transformed="true">
          <draw:text-box>
            <text:list text:style-name="L2">
              <text:list-item>
                <text:p><text:span text:style-name="T1">char A2[N][M]</text:span></text:p>
                <text:list>
                  <text:list-item>
                    <text:p><text:span text:style-name="T10">A2[i][j] | 0 &lt; i &lt; N and 0 &lt; j &lt; M</text:span></text:p>
                  </text:list-item>
                  <text:list-item>
                    <text:p>ADDR = B + (i * R) + (j * C)</text:p>
                  </text:list-item>
                </text:list>
              </text:list-item>
            </text:list>
          </draw:text-box>
        </draw:frame>
        <draw:frame presentation:style-name="pr5" draw:layer="layout" svg:width="12.7cm" svg:height="2.808cm" svg:x="13.208cm" svg:y="13.718cm" presentation:class="outline" presentation:user-transformed="true">
          <draw:text-box>
            <text:list text:style-name="L2">
              <text:list-item>
                <text:p><text:span text:style-name="T1">char A3[N][M][O]</text:span></text:p>
                <text:list>
                  <text:list-item>
                    <text:p>A3[i][j][k] | 0 &lt; i &lt; N and 0 &lt; j &lt; M and 0 &lt; k &lt; O</text:p>
                  </text:list-item>
                  <text:list-item>
                    <text:p>ADDR = B + (i * R) + (j * C) + (k * Z)</text:p>
                  </text:list-item>
                </text:list>
              </text:list-item>
            </text:list>
          </draw:text-box>
        </draw:frame>
        <draw:frame presentation:style-name="pr5" draw:layer="layout" svg:width="12.7cm" svg:height="2.808cm" svg:x="13.208cm" svg:y="17.766cm" presentation:class="outline" presentation:user-transformed="true">
          <draw:text-box>
            <text:p/>
          </draw:text-box>
        </draw:frame>
        <draw:frame draw:style-name="standard" draw:layer="layout" svg:width="10.607cm" svg:height="2.915cm" svg:x="13.216cm" svg:y="16.616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4">
              <table:table-cell>
                <text:p>Row-Major</text:p>
              </table:table-cell>
              <table:table-cell>
                <text:p>Column-Major</text:p>
              </table:table-cell>
            </table:table-row>
            <table:table-row table:style-name="ro3" table:default-cell-style-name="ce4">
              <table:table-cell>
                <text:p>C = (M * S)</text:p>
              </table:table-cell>
              <table:table-cell>
                <text:p>C = (1 * S)</text:p>
              </table:table-cell>
            </table:table-row>
            <table:table-row table:style-name="ro3" table:default-cell-style-name="ce4">
              <table:table-cell>
                <text:p>R = (1 * S)</text:p>
              </table:table-cell>
              <table:table-cell>
                <text:p>R = (N * S)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Problem Definition</text:p>
          </draw:text-box>
        </draw:frame>
        <draw:frame presentation:style-name="pr5" draw:layer="layout" svg:width="25.2cm" svg:height="7.888cm" svg:x="1.4cm" svg:y="5.066cm" presentation:class="outline" presentation:user-transformed="true">
          <draw:text-box>
            <text:list text:style-name="L2">
              <text:list-item>
                <text:p>Population count or Hamming weight</text:p>
                <text:list>
                  <text:list-item>
                    <text:p>Cryptography, Coding theory, Information theory</text:p>
                    <text:p/>
                    <text:p>Given an integer, count the number of bits <text:span text:style-name="T1">ON</text:span> in its binary representation.</text:p>
                    <text:p><text:span text:style-name="T11">Examples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standard" draw:layer="layout" svg:width="14.098cm" svg:height="4.859cm" svg:x="6.953cm" svg:y="13.665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2"/>
            <table:table-row table:style-name="ro1" table:default-cell-style-name="ce3">
              <table:table-cell>
                <text:p text:style-name="P1"><text:span text:style-name="T1">Dec</text:span></text:p>
              </table:table-cell>
              <table:table-cell>
                <text:p text:style-name="P1"><text:span text:style-name="T1">Bin</text:span></text:p>
              </table:table-cell>
              <table:table-cell>
                <text:p text:style-name="P1"><text:span text:style-name="T1">Bits ON</text:span></text:p>
              </table:table-cell>
            </table:table-row>
            <table:table-row table:style-name="ro1" table:default-cell-style-name="ce4">
              <table:table-cell>
                <text:p>0</text:p>
              </table:table-cell>
              <table:table-cell>
                <text:p>00000000</text:p>
              </table:table-cell>
              <table:table-cell>
                <text:p>0</text:p>
              </table:table-cell>
            </table:table-row>
            <table:table-row table:style-name="ro1" table:default-cell-style-name="ce4">
              <table:table-cell>
                <text:p>10</text:p>
              </table:table-cell>
              <table:table-cell>
                <text:p>00001010</text:p>
              </table:table-cell>
              <table:table-cell>
                <text:p>2</text:p>
              </table:table-cell>
            </table:table-row>
            <table:table-row table:style-name="ro1" table:default-cell-style-name="ce4">
              <table:table-cell>
                <text:p>105</text:p>
              </table:table-cell>
              <table:table-cell>
                <text:p>01101001</text:p>
              </table:table-cell>
              <table:table-cell>
                <text:p>4</text:p>
              </table:table-cell>
            </table:table-row>
            <table:table-row table:style-name="ro1" table:default-cell-style-name="ce4">
              <table:table-cell>
                <text:p>1000</text:p>
              </table:table-cell>
              <table:table-cell>
                <text:p>11111010</text:p>
              </table:table-cell>
              <table:table-cell>
                <text:p>6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Approaches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vert X into a string of 0s and 1s and use a loop to count the number of 1s contained in the string – <text:span text:style-name="T12">BAD!!!!</text:span></text:p>
              </text:list-item>
              <text:list-item>
                <text:p>Check if the less significant bit is 1 and perform a right shifting – <text:span text:style-name="T13">Not good!</text:span></text:p>
                <text:list>
                  <text:list-header>
                    <text:p>While X != 0: do </text:p>
                    <text:list>
                      <text:list-header>
                        <text:p>if LSB(X) == 1</text:p>
                        <text:list>
                          <text:list-header>
                            <text:p>count = count + 1</text:p>
                          </text:list-header>
                        </text:list>
                        <text:p>X = X &gt;&gt; 1</text:p>
                      </text:list-header>
                    </text:list>
                  </text:list-header>
                </text:list>
              </text:list-item>
              <text:list-item>
                <text:p>There are some efficient algorithms to perform this task, but, <text:span text:style-name="T1">What about arrays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Solution</text:p>
          </draw:text-box>
        </draw:frame>
        <draw:frame presentation:style-name="pr8" draw:layer="layout" svg:width="25.2cm" svg:height="12.179cm" svg:x="1.4cm" svg:y="5.066cm" presentation:class="outline">
          <draw:text-box>
            <text:list text:style-name="L2">
              <text:list-item>
                <text:p>Implement a look-up table with 256 slots(8 bits) that store the number of bits <text:span text:style-name="T1">ON</text:span> for each number from 0 to 255.</text:p>
                <text:list>
                  <text:list-header>
                    <text:p><text:span text:style-name="T1">uchar bset[256] = {0, 1, 1, 2, 1, 2, 2, 3, …};</text:span></text:p>
                  </text:list-header>
                </text:list>
              </text:list-item>
              <text:list-item>
                <text:p>Given an integer <text:span text:style-name="T1">X</text:span>(32 bits integer) split it in 4 parts and calculate an index for each one.</text:p>
                <text:p/>
                <text:p/>
                <text:p/>
                <text:p/>
              </text:list-item>
              <text:list-item>
                <text:p>Use these indexes to look-up into bset and a sum these 4 results.</text:p>
                <text:list>
                  <text:list-header>
                    <text:p><text:span text:style-name="T1">Ones = bset[HH] + bset[HL] + bset[LH] + bset[LL];</text:span></text:p>
                  </text:list-header>
                </text:list>
              </text:list-item>
            </text:list>
          </draw:text-box>
        </draw:frame>
        <draw:frame draw:style-name="standard" draw:layer="layout" svg:width="23.112cm" svg:height="2.915cm" svg:x="2.481cm" svg:y="11.338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1" table:default-cell-style-name="ce3">
              <table:table-cell table:number-columns-spanned="2">
                <text:p text:style-name="P1"><text:span text:style-name="T1">H</text:span></text:p>
              </table:table-cell>
              <table:covered-table-cell/>
              <table:table-cell table:number-columns-spanned="2">
                <text:p text:style-name="P1"><text:span text:style-name="T1">L</text:span></text:p>
              </table:table-cell>
              <table:covered-table-cell/>
            </table:table-row>
            <table:table-row table:style-name="ro1" table:default-cell-style-name="ce3">
              <table:table-cell>
                <text:p text:style-name="P1"><text:span text:style-name="T1">HH</text:span></text:p>
              </table:table-cell>
              <table:table-cell>
                <text:p text:style-name="P1"><text:span text:style-name="T1">HL</text:span></text:p>
              </table:table-cell>
              <table:table-cell>
                <text:p text:style-name="P1"><text:span text:style-name="T1">LH</text:span></text:p>
              </table:table-cell>
              <table:table-cell>
                <text:p text:style-name="P1"><text:span text:style-name="T1">LL</text:span></text:p>
              </table:table-cell>
            </table:table-row>
            <table:table-row table:style-name="ro1" table:default-cell-style-name="ce2">
              <table:table-cell>
                <text:p text:style-name="P1">(X &gt;&gt; 24) &amp; 0xFF</text:p>
              </table:table-cell>
              <table:table-cell>
                <text:p text:style-name="P1">(X &gt;&gt; 16) &amp; 0xFF</text:p>
              </table:table-cell>
              <table:table-cell>
                <text:p text:style-name="P1">(X &gt;&gt; 8) &amp; 0xFF</text:p>
              </table:table-cell>
              <table:table-cell>
                <text:p text:style-name="P1">X &amp; 0xFF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Problem Defini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ere is the Marble?</text:p>
                <text:list>
                  <text:list-item>
                    <text:p>https://uva.onlinejudge.org/index.php?option=onlinejudge&amp;page=show_problem&amp;problem=1415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irst Approach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ort the list of Marbles.</text:p>
                <text:p>For each element in the list of Queries, perform a search in Marbles, looking for the first occurrence of Qi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Solution</text:p>
          </draw:text-box>
        </draw:frame>
        <draw:frame presentation:style-name="pr5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Create a vector of M elements and initialize each element with 0.</text:p>
                <text:list>
                  <text:list-item>
                    <text:p><text:span text:style-name="T1">T[M] = {0, 0, 0, …};</text:span></text:p>
                  </text:list-item>
                </text:list>
              </text:list-item>
              <text:list-item>
                <text:p>Read the list of N numbers and use each of them(Ni) as an index of T increasing the slot value in one.</text:p>
                <text:list>
                  <text:list-item>
                    <text:p><text:span text:style-name="T1">Loop 1:N do</text:span></text:p>
                    <text:list>
                      <text:list-header>
                        <text:p><text:span text:style-name="T1">T[Ni] = T[Ni] + 1;</text:span></text:p>
                      </text:list-header>
                    </text:list>
                  </text:list-item>
                </text:list>
              </text:list-item>
              <text:list-item>
                <text:p>Calculate the accumulated sum:</text:p>
                <text:list>
                  <text:list-item>
                    <text:p><text:span text:style-name="T1">Loop 1:M do</text:span></text:p>
                    <text:list>
                      <text:list-header>
                        <text:p><text:span text:style-name="T1">T[i] = T[i] + T[i – 1];</text:span></text:p>
                      </text:list-header>
                    </text:list>
                  </text:list-item>
                </text:list>
              </text:list-item>
              <text:list-item>
                <text:p>Read the list of Q queries and use each of them(Qi) as a index to get the first occurrence on T, If Qi is equal to Qi-1 then there is not occurrence.</text:p>
                <text:list>
                  <text:list-item>
                    <text:p><text:span text:style-name="T1">Loop 1:Q do </text:span></text:p>
                    <text:list>
                      <text:list-header>
                        <text:p><text:span text:style-name="T1">If T[Qi] == T[Qi-1] then</text:span></text:p>
                        <text:list>
                          <text:list-header>
                            <text:p><text:span text:style-name="T1">Not found</text:span></text:p>
                          </text:list-header>
                        </text:list>
                        <text:p><text:span text:style-name="T1">else</text:span></text:p>
                        <text:list>
                          <text:list-header>
                            <text:p><text:span text:style-name="T1">Qi found in T[Qi] + 1</text:span></text:p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More Challeng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ttps://www.hackerrank.com/challenges/cut-the-sticks</text:p>
              </text:list-item>
              <text:list-item>
                <text:p>http://codeforces.com/contest/526/problem/B</text:p>
              </text:list-item>
              <text:list-item>
                <text:p>http://codeforces.com/problemset/problem/327/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Use Cas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emory pool</text:p>
              </text:list-item>
              <text:list-item>
                <text:p>Linear/Binary search</text:p>
              </text:list-item>
              <text:list-item>
                <text:p>Trivial hash functions: Index mapping</text:p>
              </text:list-item>
              <text:list-item>
                <text:p>Image processing: Color look-up table(CLUT)</text:p>
              </text:list-item>
              <text:list-item>
                <text:p>Compute sines</text:p>
              </text:list-item>
              <text:list-item>
                <text:p>Jump table</text:p>
              </text:list-item>
              <text:list-item>
                <text:p>State Machines and DFAs</text:p>
              </text:list-item>
              <text:list-item>
                <text:p>Graph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References</text:p>
          </draw:text-box>
        </draw:frame>
        <draw:frame presentation:style-name="pr5" draw:layer="layout" svg:width="25.2cm" svg:height="7.634cm" svg:x="1.4cm" svg:y="5.066cm" presentation:class="outline" presentation:user-transformed="true">
          <draw:text-box>
            <text:list text:style-name="L2">
              <text:list-item>
                <text:p>http://eli.thegreenplace.net/2015/memory-layout-of-multi-dimensional-arrays/</text:p>
              </text:list-item>
              <text:list-item>
                <text:p>https://en.wikipedia.org/wiki/Array_data_structure</text:p>
              </text:list-item>
              <text:list-item>
                <text:p>https://en.wikipedia.org/wiki/Hamming_weight</text:p>
              </text:list-item>
              <text:list-item>
                <text:p>https://en.wikipedia.org/wiki/Hamming_distanc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3:08:56.691547375</meta:creation-date>
    <dc:date>2016-04-15T11:01:35.997559017</dc:date>
    <meta:editing-duration>P1DT10H55M57S</meta:editing-duration>
    <meta:editing-cycles>30</meta:editing-cycles>
    <meta:generator>LibreOffice/4.2.8.2$Linux_X86_64 LibreOffice_project/420m0$Build-2</meta:generator>
    <meta:document-statistic meta:object-count="111"/>
  </office:meta>
</office:document-meta>
</file>